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line-height="150%" fo:text-align="start" style:justify-single-word="false"/>
    </style:style>
    <style:style style:name="P9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12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4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font-name="FreeMono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10">Département Informatique et Mathématiques Appliquées</text:p>
      <text:p text:style-name="P10"/>
      <text:p text:style-name="P11">Projet Long 2008</text:p>
      <text:p text:style-name="P12">__________</text:p>
      <text:p text:style-name="P12"/>
      <text:p text:style-name="P14">Administration autonome de serveurs sur la grille avec une machine virtuelle</text:p>
      <text:p text:style-name="P12"/>
      <text:p text:style-name="P12">Plan de test</text:p>
      <text:p text:style-name="P13"/>
      <text:p text:style-name="P13"/>
      <text:p text:style-name="P8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9"><text:a xlink:type="simple" xlink:href="mailto:jlouisy@etu.enseeiht.fr"><text:span text:style-name="T1"/></text:a></text:p>
      <text:p text:style-name="P9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7"/>
      <text:p text:style-name="P9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9"><text:a xlink:type="simple" xlink:href="mailto:jlouisy@etu.enseeiht.fr"><text:span text:style-name="T1"/></text:a></text:p>
      <text:p text:style-name="P9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9"><text:a xlink:type="simple" xlink:href="mailto:jlouisy@etu.enseeiht.fr"><text:span text:style-name="T2"/></text:a></text:p>
      <text:p text:style-name="P1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2"><text:a xlink:type="simple" xlink:href="mailto:jlouisy@etu.enseeiht.fr"><text:span text:style-name="T1">Julien Louisy</text:span></text:a></text:p>
        </text:list-item>
        <text:list-item>
          <text:p text:style-name="P2"><text:a xlink:type="simple" xlink:href="mailto:jlouisy@etu.enseeiht.fr"><text:span text:style-name="T1">Julien Clariond</text:span></text:a></text:p>
        </text:list-item>
        <text:list-item>
          <text:p text:style-name="P2"><text:a xlink:type="simple" xlink:href="mailto:jlouisy@etu.enseeiht.fr"><text:span text:style-name="T1">Hery Randriamanamihaga</text:span></text:a></text:p>
        </text:list-item>
        <text:list-item>
          <text:p text:style-name="P2"><text:a xlink:type="simple" xlink:href="mailto:jlouisy@etu.enseeiht.fr"><text:span text:style-name="T1">Ezequiel Geremia</text:span></text:a></text:p>
        </text:list-item>
        <text:list-item>
          <text:p text:style-name="P2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7">Sommaire</text:p>
          </text:index-title>
          <text:p text:style-name="P16">1- Vérification de l'exigence EF1<text:tab/>3</text:p>
          <text:p text:style-name="P16">2- Vérification de l'exigence EF2<text:tab/>3</text:p>
          <text:p text:style-name="P16">3- Vérification de l'exigence EF3<text:tab/>3</text:p>
          <text:p text:style-name="P16">4- Verification de l'exigence EF4<text:tab/>3</text:p>
          <text:p text:style-name="P16">5- Vérification de l'exigence EF5<text:tab/>4</text:p>
          <text:p text:style-name="P16">6- Vérification de l'exigence EF6<text:tab/>4</text:p>
          <text:p text:style-name="P16">7- Vérification de l'exigence EF7<text:tab/>4</text:p>
          <text:p text:style-name="P16">8- Satisfaction de l'exigence EF8<text:tab/>4</text:p>
        </text:index-body>
      </text:table-of-content>
      <text:p text:style-name="Standard"/>
      <text:h text:style-name="P15" text:outline-level="1">Vérification de l'exigence EF1</text:h>
      <text:p text:style-name="Text_20_body">Surveiller les deux machnes sur lesquelles la migration a lieu:</text:p>
      <text:p text:style-name="Text_20_body"><text:tab/>Prérequis:</text:p>
      <text:p text:style-name="Text_20_body"><text:tab/><text:tab/>Deux machines physiques hébergent des Dom0</text:p>
      <text:p text:style-name="Text_20_body"><text:tab/><text:tab/>Une machine virtuelle est executée sur la machine de départ</text:p>
      <text:p text:style-name="Text_20_body"><text:tab/>Déroulement du test :</text:p>
      <text:p text:style-name="Text_20_body"><text:tab/><text:tab/>Sur les deux machines, executer la commande <text:span text:style-name="T3">watch -n1 xm list </text:span></text:p>
      <text:p text:style-name="Text_20_body"><text:span text:style-name="T3"><text:tab/><text:tab/></text:span>Effectuer la migration en exécutant la commande <text:span text:style-name="T3">migrate –-live &lt;Machine virtuelle&gt; &lt;hôte de destination&gt;</text:span></text:p>
      <text:p text:style-name="Text_20_body"><text:tab/><text:tab/>Vérifier que la machine virtuelle est arrivé sur la machine hôte de destination</text:p>
      <text:p text:style-name="Text_20_body"><text:tab/><text:tab/>Vérifier que la machine virtuelle n'est plus sur la machine hôte de départ</text:p>
      <text:p text:style-name="Text_20_body"/>
      <text:h text:style-name="Heading_20_1" text:outline-level="1">Vérification de l'exigence EF2</text:h>
      <text:p text:style-name="Text_20_body">Migration d'une application streaming:</text:p>
      <text:p text:style-name="Text_20_body"><text:tab/>Installation d'un serveur de streaming sur la machine virtuelle à migrer</text:p>
      <text:p text:style-name="Text_20_body"><text:tab/>Un client sur machine physique ou virtuelle récupère les données sur le serveur de streaming</text:p>
      <text:p text:style-name="Text_20_body"><text:tab/>On initie la migration à chaud de la machine virtuelle hébergant le serveur de streaming</text:p>
      <text:p text:style-name="Text_20_body"><text:tab/>On surveille la continuité du service sur la machine cliente</text:p>
      <text:p text:style-name="Text_20_body"/>
      <text:h text:style-name="Heading_20_1" text:outline-level="1">Vérification de l'exigence EF3</text:h>
      <text:p text:style-name="Text_20_body">Le programme de test</text:p>
      <text:p text:style-name="Text_20_body"><text:tab/>Le programme </text:p>
      <text:p text:style-name="Text_20_body">Un programme énumère dans un fichier la suite de nombre de 1 à 10</text:p>
      <text:p text:style-name="Text_20_body">On execute le programme en local et on vérifie la correction du résultat</text:p>
      <text:p text:style-name="Text_20_body"/>
      <text:h text:style-name="Heading_20_1" text:outline-level="1">Verification de l'exigence EF4</text:h>
      <text:p text:style-name="Text_20_body">Faire migrer un domU avec un programme gourmand (eclipse?) qui s'execute dans un contexte de charge CPU différent:</text:p>
      <text:p text:style-name="Text_20_body"><text:tab/>Le programme est le seul à s'executer</text:p>
      <text:p text:style-name="Text_20_body"><text:soft-page-break/><text:tab/>Le programme partage le temps CPU chargé à 50%</text:p>
      <text:p text:style-name="Text_20_body"><text:tab/>Le programme partage le temps CPU chargé à 99%</text:p>
      <text:p text:style-name="Text_20_body"/>
      <text:h text:style-name="Heading_20_1" text:outline-level="1">Vérification de l'exigence EF5</text:h>
      <text:p text:style-name="Text_20_body">Calculer le temps d'aller retour d'une VM</text:p>
      <text:p text:style-name="Text_20_body">Calculer le temps d'aller retour d'un appel RMI</text:p>
      <text:p text:style-name="Text_20_body">Comparer</text:p>
      <text:h text:style-name="Heading_20_1" text:outline-level="1">Vérification de l'exigence EF6</text:h>
      <text:p text:style-name="Text_20_body">Calculer la durée d'execution d'une application sur un DomU avec un aller retour</text:p>
      <text:p text:style-name="Text_20_body">Calculer la même chose en local</text:p>
      <text:p text:style-name="Text_20_body">Comparer</text:p>
      <text:h text:style-name="Heading_20_1" text:outline-level="1">Vérification de l'exigence EF7</text:h>
      <text:p text:style-name="Text_20_body">Une applicatoin, sur le domU à migrer, ping N fois une autre sur son dom0.</text:p>
      <text:p text:style-name="Text_20_body">Délaid'interruption de serfice = différence entre ping envoyés et pings reçus</text:p>
      <text:h text:style-name="Heading_20_1" text:outline-level="1">Satisfaction de l'exigence EF8</text:h>
      <text:p text:style-name="Text_20_body">Refaire chacune des tests de statisfaction dans une architecture autonome administrée par T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07T17:31:43</dc:date>
    <meta:editing-cycles>3</meta:editing-cycles>
    <meta:editing-duration>PT4H58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64" meta:word-count="432" meta:character-count="2854"/>
  </office:meta>
</office:document-meta>
</file>